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draw:stroke-dash="Fine_20_Dashed" svg:stroke-width="0.05cm" draw:marker-start-width="0.275cm" draw:marker-end="Arrow" draw:marker-end-width="0.375cm" draw:fill="none" draw:textarea-vertical-align="middle" fo:padding-top="0.15cm" fo:padding-bottom="0.15cm" fo:padding-left="0.275cm" fo:padding-right="0.275cm"/>
    </style:style>
    <style:style style:name="gr2" style:family="graphic" style:parent-style-name="standard">
      <style:graphic-properties draw:stroke="none" draw:stroke-dash="Fine_20_Dashed" svg:stroke-color="#000000" draw:fill="none" draw:fill-color="#ffffff" fo:min-height="0.35cm"/>
    </style:style>
    <style:style style:name="gr3" style:family="graphic" style:parent-style-name="objectwithoutfill">
      <style:graphic-properties draw:stroke="solid" draw:stroke-dash="Fine_20_Dashed" svg:stroke-width="0.05cm" draw:marker-start-width="0.275cm" draw:marker-end-width="0.275cm" draw:fill="none" draw:textarea-vertical-align="middle" fo:padding-top="0.15cm" fo:padding-bottom="0.15cm" fo:padding-left="0.275cm" fo:padding-right="0.275cm"/>
    </style:style>
    <style:style style:name="gr4"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5" style:family="graphic" style:parent-style-name="objectwithoutfill">
      <style:graphic-properties draw:stroke="solid" draw:stroke-dash="Fine_20_Dashed" svg:stroke-width="0.03cm" draw:marker-start-width="0.245cm" draw:marker-end="Arrow" draw:marker-end-width="0.345cm" draw:fill="none" draw:textarea-vertical-align="middle" fo:padding-top="0.14cm" fo:padding-bottom="0.14cm" fo:padding-left="0.265cm" fo:padding-right="0.265cm"/>
    </style:style>
    <style:style style:name="gr6" style:family="graphic" style:parent-style-name="objectwithoutfill">
      <style:graphic-properties draw:stroke="dash" draw:stroke-dash="Fine_20_Dashed_20__28_var_29_" svg:stroke-width="0.1cm" draw:marker-start-width="0.35cm" draw:marker-end-width="0.35cm" draw:fill="none" draw:textarea-vertical-align="middle" fo:padding-top="0.175cm" fo:padding-bottom="0.175cm" fo:padding-left="0.3cm" fo:padding-right="0.3cm"/>
    </style:style>
    <style:style style:name="gr7" style:family="graphic" style:parent-style-name="standard">
      <style:graphic-properties draw:stroke="none" draw:stroke-dash="Fine_20_Dashed" svg:stroke-color="#000000" draw:fill="none" draw:fill-color="#ffffff" fo:min-height="0.739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4cm" svg:y1="5.429cm" svg:x2="5.4cm" svg:y2="1.329cm">
          <text:p/>
        </draw:line>
        <draw:line draw:style-name="gr1" draw:text-style-name="P1" draw:layer="layout" svg:x1="5.4cm" svg:y1="5.429cm" svg:x2="17.1cm" svg:y2="5.429cm">
          <text:p/>
        </draw:line>
        <draw:frame draw:style-name="gr2" draw:text-style-name="P2" draw:layer="layout" svg:width="1.3cm" svg:height="0.64cm" svg:x="16cm" svg:y="5.729cm">
          <draw:text-box>
            <text:p text:style-name="P2"><text:span text:style-name="T1">Time</text:span></text:p>
          </draw:text-box>
        </draw:frame>
        <draw:line draw:style-name="gr3" draw:text-style-name="P1" draw:layer="layout" svg:x1="5.9cm" svg:y1="5.429cm" svg:x2="5.9cm" svg:y2="2.929cm">
          <text:p/>
        </draw:line>
        <draw:line draw:style-name="gr3" draw:text-style-name="P1" draw:layer="layout" svg:x1="5.9cm" svg:y1="5.429cm" svg:x2="5.4cm" svg:y2="4.929cm">
          <text:p/>
        </draw:line>
        <draw:line draw:style-name="gr3" draw:text-style-name="P1" draw:layer="layout" svg:x1="8.4cm" svg:y1="5.429cm" svg:x2="8.4cm" svg:y2="2.429cm">
          <text:p/>
        </draw:line>
        <draw:line draw:style-name="gr3" draw:text-style-name="P1" draw:layer="layout" svg:x1="11.401cm" svg:y1="5.428cm" svg:x2="8.401cm" svg:y2="2.43cm">
          <text:p/>
        </draw:line>
        <draw:line draw:style-name="gr3" draw:text-style-name="P1" draw:layer="layout" svg:x1="16.4cm" svg:y1="5.428cm" svg:x2="15.4cm" svg:y2="4.429cm">
          <text:p/>
        </draw:line>
        <draw:line draw:style-name="gr4" draw:text-style-name="P1" draw:layer="layout" svg:x1="5.4cm" svg:y1="2.429cm" svg:x2="16.8cm" svg:y2="2.429cm">
          <text:p/>
        </draw:line>
        <draw:frame draw:style-name="gr2" draw:text-style-name="P2" draw:layer="layout" svg:width="2.1cm" svg:height="1.418cm" svg:x="17.2cm" svg:y="4.029cm">
          <draw:text-box>
            <text:p text:style-name="P2"><text:span text:style-name="T1">Compare match value</text:span></text:p>
          </draw:text-box>
        </draw:frame>
        <draw:line draw:style-name="gr3" draw:text-style-name="P1" draw:layer="layout" svg:x1="11.4cm" svg:y1="5.429cm" svg:x2="11.4cm" svg:y2="3.429cm">
          <text:p/>
        </draw:line>
        <draw:line draw:style-name="gr3" draw:text-style-name="P1" draw:layer="layout" svg:x1="12.401cm" svg:y1="4.43cm" svg:x2="11.401cm" svg:y2="3.43cm">
          <text:p/>
        </draw:line>
        <draw:line draw:style-name="gr3" draw:text-style-name="P1" draw:layer="layout" svg:x1="12.401cm" svg:y1="4.429cm" svg:x2="12.401cm" svg:y2="2.429cm">
          <text:p/>
        </draw:line>
        <draw:line draw:style-name="gr3" draw:text-style-name="P1" draw:layer="layout" svg:x1="15.402cm" svg:y1="5.43cm" svg:x2="12.401cm" svg:y2="2.429cm">
          <text:p/>
        </draw:line>
        <draw:line draw:style-name="gr3" draw:text-style-name="P1" draw:layer="layout" svg:x1="15.4cm" svg:y1="5.429cm" svg:x2="15.4cm" svg:y2="4.429cm">
          <text:p/>
        </draw:line>
        <draw:frame draw:style-name="gr2" draw:text-style-name="P2" draw:layer="layout" svg:width="4.4cm" svg:height="0.64cm" svg:x="8.8cm" svg:y="6.589cm">
          <draw:text-box>
            <text:p text:style-name="P2"><text:span text:style-name="T1">Reload to TOP value</text:span></text:p>
          </draw:text-box>
        </draw:frame>
        <draw:line draw:style-name="gr5" draw:text-style-name="P1" draw:layer="layout" svg:x1="11.2cm" svg:y1="6.529cm" svg:x2="11.4cm" svg:y2="5.529cm">
          <text:p/>
        </draw:line>
        <draw:line draw:style-name="gr5" draw:text-style-name="P1" draw:layer="layout" svg:x1="12.4cm" svg:y1="6.729cm" svg:x2="15.1cm" svg:y2="5.629cm">
          <text:p/>
        </draw:line>
        <draw:line draw:style-name="gr5" draw:text-style-name="P1" draw:layer="layout" svg:x1="12.5cm" svg:y1="2.329cm" svg:x2="13.7cm" svg:y2="1.629cm">
          <text:p/>
        </draw:line>
        <draw:frame draw:style-name="gr2" draw:text-style-name="P2" draw:layer="layout" svg:width="4.149cm" svg:height="1.029cm" svg:x="13.451cm" svg:y="0.6cm">
          <draw:text-box>
            <text:p text:style-name="P2"><text:span text:style-name="T1">Count is written using tc_set_count_valiue()</text:span></text:p>
          </draw:text-box>
        </draw:frame>
        <draw:line draw:style-name="gr5" draw:text-style-name="P1" draw:layer="layout" svg:x1="8.6cm" svg:y1="2.229cm" svg:x2="9.2cm" svg:y2="1.429cm">
          <text:p/>
        </draw:line>
        <draw:line draw:style-name="gr5" draw:text-style-name="P1" draw:layer="layout" svg:x1="11.1cm" svg:y1="3.029cm" svg:x2="10.1cm" svg:y2="1.429cm">
          <text:p/>
        </draw:line>
        <draw:frame draw:style-name="gr2" draw:text-style-name="P2" draw:layer="layout" svg:width="5.6cm" svg:height="1.029cm" svg:x="7.3cm" svg:y="0.529cm">
          <draw:text-box>
            <text:p text:style-name="P2"><text:span text:style-name="T1">TOP value has been changed using tc_set_top_value()</text:span></text:p>
          </draw:text-box>
        </draw:frame>
        <draw:line draw:style-name="gr6" draw:text-style-name="P1" draw:layer="layout" svg:x1="5.4cm" svg:y1="4.929cm" svg:x2="17cm" svg:y2="4.929cm">
          <text:p/>
        </draw:line>
        <draw:line draw:style-name="gr3" draw:text-style-name="P1" draw:layer="layout" svg:x1="5.9cm" svg:y1="8.454cm" svg:x2="7.9cm" svg:y2="8.454cm">
          <text:p/>
        </draw:line>
        <draw:line draw:style-name="gr3" draw:text-style-name="P1" draw:layer="layout" svg:x1="7.9cm" svg:y1="7.454cm" svg:x2="7.9cm" svg:y2="8.454cm">
          <text:p/>
        </draw:line>
        <draw:line draw:style-name="gr3" draw:text-style-name="P1" draw:layer="layout" svg:x1="7.9cm" svg:y1="7.454cm" svg:x2="8.4cm" svg:y2="7.454cm">
          <text:p/>
        </draw:line>
        <draw:line draw:style-name="gr3" draw:text-style-name="P1" draw:layer="layout" svg:x1="8.4cm" svg:y1="7.454cm" svg:x2="8.4cm" svg:y2="8.454cm">
          <text:p/>
        </draw:line>
        <draw:line draw:style-name="gr3" draw:text-style-name="P1" draw:layer="layout" svg:x1="8.4cm" svg:y1="8.454cm" svg:x2="10.4cm" svg:y2="8.454cm">
          <text:p/>
        </draw:line>
        <draw:line draw:style-name="gr3" draw:text-style-name="P1" draw:layer="layout" svg:x1="10.4cm" svg:y1="7.454cm" svg:x2="10.4cm" svg:y2="8.454cm">
          <text:p/>
        </draw:line>
        <draw:line draw:style-name="gr3" draw:text-style-name="P1" draw:layer="layout" svg:x1="10.4cm" svg:y1="7.454cm" svg:x2="10.9cm" svg:y2="7.454cm">
          <text:p/>
        </draw:line>
        <draw:line draw:style-name="gr3" draw:text-style-name="P1" draw:layer="layout" svg:x1="10.9cm" svg:y1="7.454cm" svg:x2="10.9cm" svg:y2="8.454cm">
          <text:p/>
        </draw:line>
        <draw:line draw:style-name="gr3" draw:text-style-name="P1" draw:layer="layout" svg:x1="14.9cm" svg:y1="7.454cm" svg:x2="14.9cm" svg:y2="8.454cm">
          <text:p/>
        </draw:line>
        <draw:line draw:style-name="gr3" draw:text-style-name="P1" draw:layer="layout" svg:x1="14.9cm" svg:y1="7.454cm" svg:x2="15.4cm" svg:y2="7.454cm">
          <text:p/>
        </draw:line>
        <draw:line draw:style-name="gr3" draw:text-style-name="P1" draw:layer="layout" svg:x1="15.4cm" svg:y1="7.454cm" svg:x2="15.4cm" svg:y2="8.454cm">
          <text:p/>
        </draw:line>
        <draw:line draw:style-name="gr3" draw:text-style-name="P1" draw:layer="layout" svg:x1="15.9cm" svg:y1="7.454cm" svg:x2="15.9cm" svg:y2="8.454cm">
          <text:p/>
        </draw:line>
        <draw:line draw:style-name="gr3" draw:text-style-name="P1" draw:layer="layout" svg:x1="15.9cm" svg:y1="7.454cm" svg:x2="16.4cm" svg:y2="7.454cm">
          <text:p/>
        </draw:line>
        <draw:line draw:style-name="gr3" draw:text-style-name="P1" draw:layer="layout" svg:x1="16.4cm" svg:y1="7.454cm" svg:x2="16.4cm" svg:y2="8.454cm">
          <text:p/>
        </draw:line>
        <draw:line draw:style-name="gr3" draw:text-style-name="P1" draw:layer="layout" svg:x1="10.9cm" svg:y1="8.454cm" svg:x2="14.9cm" svg:y2="8.454cm">
          <text:p/>
        </draw:line>
        <draw:line draw:style-name="gr3" draw:text-style-name="P1" draw:layer="layout" svg:x1="7.753cm" svg:y1="4.696cm" svg:x2="8.003cm" svg:y2="5.129cm">
          <text:p/>
        </draw:line>
        <draw:line draw:style-name="gr3" draw:text-style-name="P1" draw:layer="layout" svg:x1="8.1cm" svg:y1="4.789cm" svg:x2="7.667cm" svg:y2="5.039cm">
          <text:p/>
        </draw:line>
        <draw:line draw:style-name="gr3" draw:text-style-name="P1" draw:layer="layout" svg:x1="10.786cm" svg:y1="4.729cm" svg:x2="11.036cm" svg:y2="5.162cm">
          <text:p/>
        </draw:line>
        <draw:line draw:style-name="gr3" draw:text-style-name="P1" draw:layer="layout" svg:x1="11.133cm" svg:y1="4.822cm" svg:x2="10.7cm" svg:y2="5.072cm">
          <text:p/>
        </draw:line>
        <draw:line draw:style-name="gr3" draw:text-style-name="P1" draw:layer="layout" svg:x1="14.786cm" svg:y1="4.696cm" svg:x2="15.036cm" svg:y2="5.129cm">
          <text:p/>
        </draw:line>
        <draw:line draw:style-name="gr3" draw:text-style-name="P1" draw:layer="layout" svg:x1="15.133cm" svg:y1="4.789cm" svg:x2="14.7cm" svg:y2="5.039cm">
          <text:p/>
        </draw:line>
        <draw:line draw:style-name="gr3" draw:text-style-name="P1" draw:layer="layout" svg:x1="15.786cm" svg:y1="4.729cm" svg:x2="16.036cm" svg:y2="5.162cm">
          <text:p/>
        </draw:line>
        <draw:line draw:style-name="gr3" draw:text-style-name="P1" draw:layer="layout" svg:x1="16.133cm" svg:y1="4.822cm" svg:x2="15.7cm" svg:y2="5.072cm">
          <text:p/>
        </draw:line>
        <draw:line draw:style-name="gr3" draw:text-style-name="P1" draw:layer="layout" svg:x1="15.653cm" svg:y1="6.5cm" svg:x2="15.903cm" svg:y2="6.933cm">
          <text:p/>
        </draw:line>
        <draw:line draw:style-name="gr3" draw:text-style-name="P1" draw:layer="layout" svg:x1="16cm" svg:y1="6.593cm" svg:x2="15.567cm" svg:y2="6.843cm">
          <text:p/>
        </draw:line>
        <draw:frame draw:style-name="gr2" draw:text-style-name="P2" draw:layer="layout" svg:width="1.7cm" svg:height="0.64cm" svg:x="16cm" svg:y="6.46cm">
          <draw:text-box>
            <text:p text:style-name="P2"><text:span text:style-name="T1">Match</text:span></text:p>
          </draw:text-box>
        </draw:frame>
        <draw:line draw:style-name="gr3" draw:text-style-name="P1" draw:layer="layout" svg:x1="15.4cm" svg:y1="8.454cm" svg:x2="15.9cm" svg:y2="8.454cm">
          <text:p/>
        </draw:line>
        <draw:frame draw:style-name="gr2" draw:text-style-name="P2" draw:layer="layout" svg:width="2.6cm" svg:height="1.418cm" svg:x="2.9cm" svg:y="7.329cm">
          <draw:text-box>
            <text:p text:style-name="P2"><text:span text:style-name="T1">PWM inverted output</text:span></text:p>
          </draw:text-box>
        </draw:frame>
        <draw:frame draw:style-name="gr2" draw:text-style-name="P2" draw:layer="layout" svg:width="4.6cm" svg:height="3.752cm" svg:x="0.1cm" svg:y="1.589cm">
          <draw:text-box>
            <text:p text:style-name="P2"><text:span text:style-name="T1">Example of different counter operations. Counter is counting down in PWM match mode. Match value is kept the same. TOP value is changed. And count value is changed once. The PWM output is inverted.</text:span></text:p>
          </draw:text-box>
        </draw:frame>
        <draw:frame draw:style-name="gr2" draw:text-style-name="P2" draw:layer="layout" svg:width="2.1cm" svg:height="0.64cm" svg:x="16.1cm" svg:y="1.789cm">
          <draw:text-box>
            <text:p text:style-name="P2"><text:span text:style-name="T1">Max</text:span></text:p>
          </draw:text-box>
        </draw:frame>
        <draw:frame draw:style-name="gr7" draw:text-style-name="P3" draw:layer="layout" svg:width="2cm" svg:height="1.029cm" svg:x="4.5cm" svg:y="0.1cm">
          <draw:text-box>
            <text:p text:style-name="P3"><text:span text:style-name="T1">Counter value</text:span></text:p>
          </draw:text-box>
        </draw:frame>
        <draw:line draw:style-name="gr3" draw:text-style-name="P1" draw:layer="layout" svg:x1="8.4cm" svg:y1="5.426cm" svg:x2="5.9cm" svg:y2="2.927cm">
          <text:p/>
        </draw:line>
        <draw:line draw:style-name="gr3" draw:text-style-name="P1" draw:layer="layout" svg:x1="5.4cm" svg:y1="7.454cm" svg:x2="5.4cm" svg:y2="8.454cm">
          <text:p/>
        </draw:line>
        <draw:line draw:style-name="gr3" draw:text-style-name="P1" draw:layer="layout" svg:x1="5.4cm" svg:y1="7.454cm" svg:x2="5.9cm" svg:y2="7.454cm">
          <text:p/>
        </draw:line>
        <draw:line draw:style-name="gr3" draw:text-style-name="P1" draw:layer="layout" svg:x1="5.9cm" svg:y1="7.454cm" svg:x2="5.9cm" svg:y2="8.454cm">
          <text:p/>
        </draw:line>
        <draw:line draw:style-name="gr5" draw:text-style-name="P1" draw:layer="layout" svg:x1="9.5cm" svg:y1="6.529cm" svg:x2="8.7cm" svg:y2="5.629cm">
          <text:p/>
        </draw:line>
        <draw:line draw:style-name="gr5" draw:text-style-name="P1" draw:layer="layout" svg:x1="8.8cm" svg:y1="6.729cm" svg:x2="6cm" svg:y2="5.72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9cm" fo:page-height="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1-07T14:01:32.88</meta:creation-date>
    <dc:date>2013-01-08T10:57:15.53</dc:date>
    <meta:editing-duration>PT19H24M28S</meta:editing-duration>
    <meta:editing-cycles>5</meta:editing-cycles>
    <meta:generator>OpenOffice.org/3.4.1$Win32 OpenOffice.org_project/341m1$Build-9593</meta:generator>
    <meta:document-statistic meta:object-count="61"/>
  </office:meta>
</office:document-meta>
</file>